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Helvetica neue" svg:font-family="'Helvetica neue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9335in" loext:decorative="false"/>
      <style:paragraph-properties style:writing-mode="lr-tb"/>
    </style:style>
    <style:style style:name="gr3" style:family="graphic" style:parent-style-name="Note">
      <style:graphic-properties fo:min-height="0.778in" loext:decorative="false"/>
      <style:paragraph-properties style:writing-mode="lr-tb"/>
    </style:style>
    <style:style style:name="gr4" style:family="graphic" style:parent-style-name="Note">
      <style:graphic-properties fo:min-height="1.5555in" loext:decorative="false"/>
      <style:paragraph-properties style:writing-mode="lr-tb"/>
    </style:style>
    <style:style style:name="gr5" style:family="graphic" style:parent-style-name="Note">
      <style:graphic-properties fo:min-height="2.3331in" loext:decorative="false"/>
      <style:paragraph-properties style:writing-mode="lr-tb"/>
    </style:style>
    <style:style style:name="gr6" style:family="graphic" style:parent-style-name="Note">
      <style:graphic-properties fo:min-height="3.1106in" loext:decorative="false"/>
      <style:paragraph-properties style:writing-mode="lr-tb"/>
    </style:style>
    <style:style style:name="gr7" style:family="graphic" style:parent-style-name="Note">
      <style:graphic-properties fo:min-height="4.9768in" loext:decorative="false"/>
      <style:paragraph-properties style:writing-mode="lr-tb"/>
    </style:style>
    <style:style style:name="gr8" style:family="graphic" style:parent-style-name="Note">
      <style:graphic-properties fo:min-height="2.4886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Test cases for manual bag crea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hings to test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less to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urse to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urse + ble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rger amount of toke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rge amount of curse/ble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hat if bag has no nonterminal?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0, -2, Bless</text:p>
          </table:table-cell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B12]-[.C12]" office:value-type="float" office:value="67" calcext:value-type="float">
            <text:p>67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formula="of:=[.B13]-[.C13]" office:value-type="float" office:value="17" calcext:value-type="float">
            <text:p>17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table:style-name="ce3" office:value-type="float" office:value="-3" calcext:value-type="float">
            <text:p>-3</text:p>
          </table:table-cell>
          <table:table-cell table:style-name="ce5" table:formula="of:=[.B14]-[.C14]" office:value-type="float" office:value="0" calcext:value-type="float">
            <text:p>0</text:p>
          </table:table-cell>
          <table:table-cell table:style-name="ce9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0, -2, Curse</text:p>
          </table:table-cell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B18]-[.C18]" office:value-type="float" office:value="83" calcext:value-type="float">
            <text:p>8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B19]-[.C19]" office:value-type="float" office:value="33" calcext:value-type="float">
            <text:p>33</text:p>
          </table:table-cell>
          <table:table-cell table:style-name="ce8" office:value-type="float" office:value="33" calcext:value-type="float">
            <text:p>33</text:p>
          </table:table-cell>
          <table:table-cell table:number-columns-repeated="16381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5" table:formula="of:=[.B20]-[.C20]" office:value-type="float" office:value="0" calcext:value-type="float">
            <text:p>0</text:p>
          </table:table-cell>
          <table:table-cell table:style-name="ce9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0, -2, Bless, Curse</text:p>
          </table:table-cell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B24]-[.C24]" office:value-type="float" office:value="92" calcext:value-type="float">
            <text:p>92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B25]-[.C25]" office:value-type="float" office:value="50" calcext:value-type="float">
            <text:p>50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16381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formula="of:=[.B26]-[.C26]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table:style-name="ce3" office:value-type="float" office:value="-3" calcext:value-type="float">
            <text:p>-3</text:p>
          </table:table-cell>
          <table:table-cell table:style-name="ce5" table:formula="of:=[.B27]-[.C27]" office:value-type="float" office:value="0" calcext:value-type="float">
            <text:p>0</text:p>
          </table:table-cell>
          <table:table-cell table:style-name="ce9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0, -2, Bless, Bless, Bless</text:p>
          </table:table-cell>
          <table:table-cell table:style-name="ce6" table:number-columns-repeated="6"/>
          <table:table-cell table:style-name="ce7"/>
          <table:table-cell table:number-columns-repeated="16376"/>
        </table:table-row>
        <table:table-row table:style-name="ro1">
          <table:table-cell table:style-name="ce2"/>
          <table:table-cell table:number-columns-repeated="3"/>
          <table:table-cell table:formula="of:=1/5" office:value-type="float" office:value="0.2" calcext:value-type="float">
            <text:p>0.2</text:p>
          </table:table-cell>
          <table:table-cell table:formula="of:=1/20" office:value-type="float" office:value="0.05" calcext:value-type="float">
            <text:p>0.05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table:style-name="ce8" table:formula="of:=1/120" office:value-type="float" office:value="0.00833333333333333" calcext:value-type="float">
            <text:p>0.00833333333333333</text:p>
          </table:table-cell>
          <table:table-cell table:number-columns-repeated="1637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32]*100" office:value-type="float" office:value="20" calcext:value-type="float">
            <text:p>20</text:p>
          </table:table-cell>
          <table:table-cell table:formula="of:=[.E32]*[.E31]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1637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B32]-[.C32]" office:value-type="float" office:value="80" calcext:value-type="float">
            <text:p>80</text:p>
          </table:table-cell>
          <table:table-cell table:formula="of:=[.D33]*100" office:value-type="float" office:value="35" calcext:value-type="float">
            <text:p>35</text:p>
          </table:table-cell>
          <table:table-cell table:formula="of:=[.E33]*[.E31]+[.F33]*[.F31]"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/>
          <table:table-cell table:number-columns-repeated="16376"/>
        </table:table-row>
        <table:table-row table:style-name="ro1">
          <table:table-cell table:style-name="ce2" office:value-type="float" office:value="-2" calcext:value-type="float">
            <text:p>-2</text:p>
          </table:table-cell>
          <table:table-cell table:formula="of:=[.B33]-[.C33]" office:value-type="float" office:value="45" calcext:value-type="float">
            <text:p>45</text:p>
          </table:table-cell>
          <table:table-cell table:formula="of:=[.D34]*100" office:value-type="float" office:value="25" calcext:value-type="float">
            <text:p>25</text:p>
          </table:table-cell>
          <table:table-cell table:formula="of:=[.F34]*[.F31]+[.G34]*[.G31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2" office:value-type="float" office:value="-4" calcext:value-type="float">
            <text:p>-4</text:p>
          </table:table-cell>
          <table:table-cell table:formula="of:=[.B34]-[.C34]" office:value-type="float" office:value="20" calcext:value-type="float">
            <text:p>20</text:p>
          </table:table-cell>
          <table:table-cell table:formula="of:=[.D35]*100" office:value-type="float" office:value="15" calcext:value-type="float">
            <text:p>15</text:p>
          </table:table-cell>
          <table:table-cell table:formula="of:=[.H35]*[.H31]+[.G35]*[.G31]" office:value-type="float" office:value="0.15" calcext:value-type="float">
            <text:p>0.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2" office:value-type="float" office:value="-6" calcext:value-type="float">
            <text:p>-6</text:p>
          </table:table-cell>
          <table:table-cell table:formula="of:=[.B35]-[.C35]" office:value-type="float" office:value="5" calcext:value-type="float">
            <text:p>5</text:p>
          </table:table-cell>
          <table:table-cell table:formula="of:=[.D36]*100" office:value-type="float" office:value="5" calcext:value-type="float">
            <text:p>5</text:p>
          </table:table-cell>
          <table:table-cell table:formula="of:=[.H36]*[.H31]" office:value-type="float" office:value="0.05" calcext:value-type="float">
            <text:p>0.05</text:p>
          </table:table-cell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3" office:value-type="float" office:value="-7" calcext:value-type="float">
            <text:p>-7</text:p>
          </table:table-cell>
          <table:table-cell table:style-name="ce5" table:formula="of:=[.B36]-[.C36]" office:value-type="float" office:value="0" calcext:value-type="float">
            <text:p>0</text:p>
          </table:table-cell>
          <table:table-cell table:style-name="ce5" table:number-columns-repeated="5"/>
          <table:table-cell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0, -2, Curse, Curse, Curse</text:p>
          </table:table-cell>
          <table:table-cell table:style-name="ce6" table:number-columns-repeated="6"/>
          <table:table-cell table:style-name="ce7"/>
          <table:table-cell table:number-columns-repeated="16376"/>
        </table:table-row>
        <table:table-row table:style-name="ro1">
          <table:table-cell table:style-name="ce2"/>
          <table:table-cell table:number-columns-repeated="3"/>
          <table:table-cell table:formula="of:=1/5" office:value-type="float" office:value="0.2" calcext:value-type="float">
            <text:p>0.2</text:p>
          </table:table-cell>
          <table:table-cell table:formula="of:=1/20" office:value-type="float" office:value="0.05" calcext:value-type="float">
            <text:p>0.05</text:p>
          </table:table-cell>
          <table:table-cell table:formula="of:=1/60" office:value-type="float" office:value="0.0166666666666667" calcext:value-type="float">
            <text:p>0.0166666666666667</text:p>
          </table:table-cell>
          <table:table-cell table:style-name="ce8" table:formula="of:=1/120" office:value-type="float" office:value="0.00833333333333333" calcext:value-type="float">
            <text:p>0.00833333333333333</text:p>
          </table:table-cell>
          <table:table-cell table:number-columns-repeated="1637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41]*100" office:value-type="float" office:value="5" calcext:value-type="float">
            <text:p>5</text:p>
          </table:table-cell>
          <table:table-cell table:formula="of:=[.E41]*[.E40]+[.F41]*[.F40]+[.G41]*[.G40]+[.H41]*[.H40]" office:value-type="float" office:value="0.05" calcext:value-type="float">
            <text:p>0.05</text:p>
          </table:table-cell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[.B41]-[.C41]" office:value-type="float" office:value="95" calcext:value-type="float">
            <text:p>95</text:p>
          </table:table-cell>
          <table:table-cell table:formula="of:=[.D42]*100" office:value-type="float" office:value="15" calcext:value-type="float">
            <text:p>15</text:p>
          </table:table-cell>
          <table:table-cell table:formula="of:=[.E42]*[.E40]+[.F42]*[.F40]+[.G42]*[.G40]+[.H42]*[.H40]" office:value-type="float" office:value="0.15" calcext:value-type="float">
            <text:p>0.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[.B42]-[.C42]" office:value-type="float" office:value="80" calcext:value-type="float">
            <text:p>80</text:p>
          </table:table-cell>
          <table:table-cell table:formula="of:=[.D43]*100" office:value-type="float" office:value="25" calcext:value-type="float">
            <text:p>25</text:p>
          </table:table-cell>
          <table:table-cell table:formula="of:=[.E43]*[.E40]+[.F43]*[.F40]+[.G43]*[.G40]+[.H43]*[.H40]"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B43]-[.C43]" office:value-type="float" office:value="55" calcext:value-type="float">
            <text:p>55</text:p>
          </table:table-cell>
          <table:table-cell table:formula="of:=[.D44]*100" office:value-type="float" office:value="35" calcext:value-type="float">
            <text:p>35</text:p>
          </table:table-cell>
          <table:table-cell table:formula="of:=[.E44]*[.E40]+[.F44]*[.F40]+[.G44]*[.G40]+[.H44]*[.H40]"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/>
          <table:table-cell table:number-columns-repeated="1637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B44]-[.C44]" office:value-type="float" office:value="20" calcext:value-type="float">
            <text:p>20</text:p>
          </table:table-cell>
          <table:table-cell table:formula="of:=[.D45]*100" office:value-type="float" office:value="20" calcext:value-type="float">
            <text:p>20</text:p>
          </table:table-cell>
          <table:table-cell table:formula="of:=[.E45]*[.E40]+[.F45]*[.F40]+[.G45]*[.G4]+[.H45]*[.H440]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table:number-columns-repeated="16376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5" table:formula="of:=[.B45]-[.C45]" office:value-type="float" office:value="0" calcext:value-type="float">
            <text:p>0</text:p>
          </table:table-cell>
          <table:table-cell table:style-name="ce5" table:number-columns-repeated="5"/>
          <table:table-cell table:style-name="ce9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0, -2, Curse, Curse, Curse, Curse, Bless, Bless, Bless, Bless</text:p>
          </table:table-cell>
          <table:table-cell table:number-columns-repeated="1638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formula="of:=1/10" office:value-type="float" office:value="0.1" calcext:value-type="float">
            <text:p>0.1</text:p>
          </table:table-cell>
          <table:table-cell table:formula="of:=[.E50]/9" office:value-type="float" office:value="0.0111111111111111" calcext:value-type="float">
            <text:p>0.0111111111111111</text:p>
          </table:table-cell>
          <table:table-cell table:formula="of:=[.F50]/8" office:value-type="float" office:value="0.00138888888888889" calcext:value-type="float">
            <text:p>0.00138888888888889</text:p>
          </table:table-cell>
          <table:table-cell table:formula="of:=[.G50]/7" office:value-type="float" office:value="0.000198412698412698" calcext:value-type="float">
            <text:p>0.000198412698412698</text:p>
          </table:table-cell>
          <table:table-cell table:formula="of:=[.H50]/6" office:value-type="float" office:value="0.0000330687830687831" calcext:value-type="float">
            <text:p>3.30687830687831E-05</text:p>
          </table:table-cell>
          <table:table-cell table:formula="of:=[.I50]/5" office:value-type="float" office:value="0.00000661375661375661" calcext:value-type="float">
            <text:p>6.61375661375661E-06</text:p>
          </table:table-cell>
          <table:table-cell table:formula="of:=[.J50]/4" office:value-type="float" office:value="0.00000165343915343915" calcext:value-type="float">
            <text:p>1.65343915343915E-06</text:p>
          </table:table-cell>
          <table:table-cell table:formula="of:=[.K50]/3" office:value-type="float" office:value="0.000000551146384479718" calcext:value-type="float">
            <text:p>5.51146384479718E-07</text:p>
          </table:table-cell>
          <table:table-cell table:formula="of:=[.L50]/2" office:value-type="float" office:value="0.000000275573192239859" calcext:value-type="float">
            <text:p>2.75573192239859E-07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D51]*100" office:value-type="float" office:value="0.0793650793650794" calcext:value-type="float">
            <text:p>0.0793650793650794</text:p>
          </table:table-cell>
          <table:table-cell table:formula="of:=[.E51]*[.E50]+[.F51]*[.F50]+[.G51]*[.G50]+[.H51]*[.H50]+[.I51]*[.I50]+[.J51]*[.J50]+[.K51]*[.K50]+[.L51]*[.L50]+[.M51]*[.M50]" office:value-type="float" office:value="0.000793650793650794" calcext:value-type="float">
            <text:p>0.00079365079365079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1]-[.C51]" office:value-type="float" office:value="99.9206349206349" calcext:value-type="float">
            <text:p>99.9206349206349</text:p>
          </table:table-cell>
          <table:table-cell table:formula="of:=[.D52]*100" office:value-type="float" office:value="0.873015873015873" calcext:value-type="float">
            <text:p>0.873015873015873</text:p>
          </table:table-cell>
          <table:table-cell table:formula="of:=[.E52]*[.E50]+[.F52]*[.F50]+[.G52]*[.G50]+[.H52]*[.H50]+[.I52]*[.I50]+[.J52]*[.J50]+[.K52]*[.K50]+[.L52]*[.L50]+[.M52]*[.M50]" office:value-type="float" office:value="0.00873015873015873" calcext:value-type="float">
            <text:p>0.00873015873015873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table:formula="of:=(4*3*2*1*4)*5" office:value-type="float" office:value="480" calcext:value-type="float">
            <text:p>48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2]-[.C52]" office:value-type="float" office:value="99.0476190476191" calcext:value-type="float">
            <text:p>99.0476190476191</text:p>
          </table:table-cell>
          <table:table-cell table:formula="of:=[.D53]*100" office:value-type="float" office:value="4.44444444444445" calcext:value-type="float">
            <text:p>4.44444444444445</text:p>
          </table:table-cell>
          <table:table-cell table:formula="of:=[.E53]*[.E50]+[.F53]*[.F50]+[.G53]*[.G50]+[.H53]*[.H50]+[.I53]*[.I50]+[.J53]*[.J50]+[.K53]*[.K50]+[.L53]*[.L50]+[.M53]*[.M50]" office:value-type="float" office:value="0.0444444444444445" calcext:value-type="float">
            <text:p>0.04444444444444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table:formula="of:=(4*3*2*1*4)*5" office:value-type="float" office:value="480" calcext:value-type="float">
            <text:p>480</text:p>
          </table:table-cell>
          <table:table-cell table:formula="of:=(4*3*2*4*3)*15" office:value-type="float" office:value="4320" calcext:value-type="float">
            <text:p>4320</text:p>
          </table:table-cell>
          <table:table-cell table:number-columns-repeated="1637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3]-[.C53]" office:value-type="float" office:value="94.6031746031746" calcext:value-type="float">
            <text:p>94.6031746031746</text:p>
          </table:table-cell>
          <table:table-cell table:formula="of:=[.D54]*100" office:value-type="float" office:value="13.968253968254" calcext:value-type="float">
            <text:p>13.968253968254</text:p>
          </table:table-cell>
          <table:table-cell table:formula="of:=[.E54]*[.E50]+[.F54]*[.F50]+[.G54]*[.G50]+[.H54]*[.H50]+[.I54]*[.I50]+[.J54]*[.J50]+[.K54]*[.K50]+[.L54]*[.L50]+[.M54]*[.M50]" office:value-type="float" office:value="0.13968253968254" calcext:value-type="float">
            <text:p>0.139682539682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84" calcext:value-type="float">
            <text:p>384</text:p>
          </table:table-cell>
          <table:table-cell table:formula="of:=(4*3*2*4*3)*10" office:value-type="float" office:value="2880" calcext:value-type="float">
            <text:p>2880</text:p>
          </table:table-cell>
          <table:table-cell table:formula="of:=(4*3*2*4*3)*15" office:value-type="float" office:value="4320" calcext:value-type="float">
            <text:p>4320</text:p>
          </table:table-cell>
          <table:table-cell table:formula="of:=(4*3*2*4*3*2)*35" office:value-type="float" office:value="20160" calcext:value-type="float">
            <text:p>20160</text:p>
          </table:table-cell>
          <table:table-cell table:number-columns-repeated="1637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4]-[.C54]" office:value-type="float" office:value="80.6349206349207" calcext:value-type="float">
            <text:p>80.6349206349207</text:p>
          </table:table-cell>
          <table:table-cell table:formula="of:=[.D55]*100" office:value-type="float" office:value="30.6349206349206" calcext:value-type="float">
            <text:p>30.6349206349206</text:p>
          </table:table-cell>
          <table:table-cell table:formula="of:=[.E55]*[.E50]+[.F55]*[.F50]+[.G55]*[.G50]+[.H55]*[.H50]+[.I55]*[.I50]+[.J55]*[.J50]+[.K55]*[.K50]+[.L55]*[.L50]+[.M55]*[.M50]" office:value-type="float" office:value="0.306349206349206" calcext:value-type="float">
            <text:p>0.3063492063492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table:formula="of:=(4*3*4*3)*6" office:value-type="float" office:value="864" calcext:value-type="float">
            <text:p>864</text:p>
          </table:table-cell>
          <table:table-cell table:formula="of:=(4*3*2*4*3)*10" office:value-type="float" office:value="2880" calcext:value-type="float">
            <text:p>2880</text:p>
          </table:table-cell>
          <table:table-cell table:formula="of:=(4*3*2*4*3*2)*20" office:value-type="float" office:value="11520" calcext:value-type="float">
            <text:p>11520</text:p>
          </table:table-cell>
          <table:table-cell table:formula="of:=(4*3*2*4*3*2)*35" office:value-type="float" office:value="20160" calcext:value-type="float">
            <text:p>20160</text:p>
          </table:table-cell>
          <table:table-cell table:formula="of:=(4*3*2*4*3*2)*70" office:value-type="float" office:value="40320" calcext:value-type="float">
            <text:p>40320</text:p>
          </table:table-cell>
          <table:table-cell table:number-columns-repeated="1637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5]-[.C55]" office:value-type="float" office:value="50" calcext:value-type="float">
            <text:p>50</text:p>
          </table:table-cell>
          <table:table-cell table:formula="of:=[.D56]*100" office:value-type="float" office:value="30.6349206349206" calcext:value-type="float">
            <text:p>30.6349206349206</text:p>
          </table:table-cell>
          <table:table-cell table:formula="of:=[.E56]*[.E50]+[.F56]*[.F50]+[.G56]*[.G50]+[.H56]*[.H50]+[.I56]*[.I50]+[.J56]*[.J50]+[.K56]*[.K50]+[.L56]*[.L50]+[.M56]*[.M50]" office:value-type="float" office:value="0.306349206349206" calcext:value-type="float">
            <text:p>0.3063492063492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44" calcext:value-type="float">
            <text:p>144</text:p>
          </table:table-cell>
          <table:table-cell table:formula="of:=(4*3*4*3)*6" office:value-type="float" office:value="864" calcext:value-type="float">
            <text:p>864</text:p>
          </table:table-cell>
          <table:table-cell table:formula="of:=(4*3*2*4*3)*10" office:value-type="float" office:value="2880" calcext:value-type="float">
            <text:p>2880</text:p>
          </table:table-cell>
          <table:table-cell table:formula="of:=(4*3*2*4*3*2)*20" office:value-type="float" office:value="11520" calcext:value-type="float">
            <text:p>11520</text:p>
          </table:table-cell>
          <table:table-cell table:formula="of:=(4*3*2*4*3*2)*35" office:value-type="float" office:value="20160" calcext:value-type="float">
            <text:p>20160</text:p>
          </table:table-cell>
          <table:table-cell table:formula="of:=(4*3*2*4*3*2)*70" office:value-type="float" office:value="40320" calcext:value-type="float">
            <text:p>40320</text:p>
          </table:table-cell>
          <table:table-cell table:number-columns-repeated="16371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B56]-[.C56]" office:value-type="float" office:value="19.3650793650794" calcext:value-type="float">
            <text:p>19.3650793650794</text:p>
          </table:table-cell>
          <table:table-cell table:formula="of:=[.D57]*100" office:value-type="float" office:value="13.968253968254" calcext:value-type="float">
            <text:p>13.968253968254</text:p>
          </table:table-cell>
          <table:table-cell table:formula="of:=[.E57]*[.E50]+[.F57]*[.F50]+[.G57]*[.G50]+[.H57]*[.H50]+[.I57]*[.I50]+[.J57]*[.J50]+[.K57]*[.K50]+[.L57]*[.L50]+[.M57]*[.M50]" office:value-type="float" office:value="0.13968253968254" calcext:value-type="float">
            <text:p>0.139682539682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84" calcext:value-type="float">
            <text:p>384</text:p>
          </table:table-cell>
          <table:table-cell table:formula="of:=(4*3*2*4*3)*10" office:value-type="float" office:value="2880" calcext:value-type="float">
            <text:p>2880</text:p>
          </table:table-cell>
          <table:table-cell table:formula="of:=(4*3*2*4*3)*15" office:value-type="float" office:value="4320" calcext:value-type="float">
            <text:p>4320</text:p>
          </table:table-cell>
          <table:table-cell table:formula="of:=(4*3*2*4*3*2)*35" office:value-type="float" office:value="20160" calcext:value-type="float">
            <text:p>20160</text:p>
          </table:table-cell>
          <table:table-cell table:number-columns-repeated="16372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B57]-[.C57]" office:value-type="float" office:value="5.39682539682539" calcext:value-type="float">
            <text:p>5.39682539682539</text:p>
          </table:table-cell>
          <table:table-cell table:formula="of:=[.D58]*100" office:value-type="float" office:value="4.44444444444445" calcext:value-type="float">
            <text:p>4.44444444444445</text:p>
          </table:table-cell>
          <table:table-cell table:formula="of:=[.E58]*[.E50]+[.F58]*[.F50]+[.G58]*[.G50]+[.H58]*[.H50]+[.I58]*[.I50]+[.J58]*[.J50]+[.K58]*[.K50]+[.L58]*[.L50]+[.M58]*[.M50]" office:value-type="float" office:value="0.0444444444444445" calcext:value-type="float">
            <text:p>0.044444444444444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table:formula="of:=(4*3*2*1*4)*5" office:value-type="float" office:value="480" calcext:value-type="float">
            <text:p>480</text:p>
          </table:table-cell>
          <table:table-cell table:formula="of:=(4*3*2*4*3)*15" office:value-type="float" office:value="4320" calcext:value-type="float">
            <text:p>4320</text:p>
          </table:table-cell>
          <table:table-cell table:number-columns-repeated="16373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B58]-[.C58]" office:value-type="float" office:value="0.952380952380945" calcext:value-type="float">
            <text:p>0.952380952380945</text:p>
          </table:table-cell>
          <table:table-cell table:formula="of:=[.D59]*100" office:value-type="float" office:value="0.873015873015873" calcext:value-type="float">
            <text:p>0.873015873015873</text:p>
          </table:table-cell>
          <table:table-cell table:formula="of:=[.E59]*[.E50]+[.F59]*[.F50]+[.G59]*[.G50]+[.H59]*[.H50]+[.I59]*[.I50]+[.J59]*[.J50]+[.K59]*[.K50]+[.L59]*[.L50]+[.M59]*[.M50]" office:value-type="float" office:value="0.00873015873015873" calcext:value-type="float">
            <text:p>0.00873015873015873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table:formula="of:=(4*3*2*1*4)*5" office:value-type="float" office:value="480" calcext:value-type="float">
            <text:p>480</text:p>
          </table:table-cell>
          <table:table-cell table:number-columns-repeated="16374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B59]-[.C59]" office:value-type="float" office:value="0.0793650793650715" calcext:value-type="float">
            <text:p>0.0793650793650715</text:p>
          </table:table-cell>
          <table:table-cell table:formula="of:=[.D60]*100" office:value-type="float" office:value="0.0793650793650794" calcext:value-type="float">
            <text:p>0.0793650793650794</text:p>
          </table:table-cell>
          <table:table-cell table:formula="of:=[.E60]*[.E50]+[.F60]*[.F50]+[.G60]*[.G50]+[.H60]*[.H50]+[.I60]*[.I50]+[.J60]*[.J50]+[.K60]*[.K50]+[.L60]*[.L50]+[.M60]*[.M50]" office:value-type="float" office:value="0.000793650793650794" calcext:value-type="float">
            <text:p>0.00079365079365079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6375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B60]-[.C60]" office:value-type="float" office:value="-7.82707232360735E-015" calcext:value-type="float">
            <text:p>-7.82707232360735E-1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formula="of:=(4*4)*2" office:value-type="float" office:value="32" calcext:value-type="float">
            <office:annotation draw:style-name="gr1" svg:width="1.1413in" svg:height="0.7083in" svg:x="1.4055in" svg:y="10.4315in" draw:caption-point-x="-0.2402in" draw:caption-point-y="0.5945in">
              <dc:creator>Unknown Author</dc:creator>
              <dc:date>2024-09-08T13:57:00</dc:date>
              <text:p>10</text:p>
              <text:p>01</text:p>
            </office:annotation>
            <text:p>32</text:p>
          </table:table-cell>
          <table:table-cell table:number-columns-repeated="16382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formula="of:=(4*3*4)*3" office:value-type="float" office:value="144" calcext:value-type="float">
            <office:annotation draw:style-name="gr1" svg:width="1.1413in" svg:height="0.7083in" svg:x="1.4055in" svg:y="10.6094in" draw:caption-point-x="-0.2402in" draw:caption-point-y="0.5945in">
              <dc:creator>Unknown Author</dc:creator>
              <dc:date>2024-09-08T13:08:00</dc:date>
              <text:p>100</text:p>
              <text:p>010</text:p>
              <text:p>001</text:p>
            </office:annotation>
            <text:p>14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H64]*[.G64]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4*3*2*4)*4" office:value-type="float" office:value="384" calcext:value-type="float">
            <office:annotation draw:style-name="gr1" svg:width="1.1413in" svg:height="0.7083in" svg:x="1.4055in" svg:y="10.7874in" draw:caption-point-x="-0.2402in" draw:caption-point-y="0.5945in">
              <dc:creator>Unknown Author</dc:creator>
              <dc:date>2024-09-08T13:08:00</dc:date>
              <text:p>1000</text:p>
              <text:p>0100</text:p>
              <text:p>0010</text:p>
              <text:p>0001</text:p>
            </office:annotation>
            <text:p>3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G64]+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H65]*[.G65]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formula="of:=(4*3*4*3)*6" office:value-type="float" office:value="864" calcext:value-type="float">
            <office:annotation draw:style-name="gr2" svg:width="1.1413in" svg:height="1.0122in" svg:x="1.4055in" svg:y="10.965in" draw:caption-point-x="-0.2402in" draw:caption-point-y="0.5945in">
              <dc:creator>Unknown Author</dc:creator>
              <dc:date>2024-09-08T13:59:00</dc:date>
              <text:p>1100 - 3</text:p>
              <text:p>0110 - 2</text:p>
              <text:p>0011 - 1</text:p>
              <text:p/>
            </office:annotation>
            <text:p>8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G65]+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H66]*[.G66]" office:value-type="float" office:value="18" calcext:value-type="float">
            <text:p>18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4*3*2*1*4)*5" office:value-type="float" office:value="480" calcext:value-type="float">
            <office:annotation draw:style-name="gr3" svg:width="1.1413in" svg:height="0.8567in" svg:x="1.4055in" svg:y="11.1429in" draw:caption-point-x="-0.2402in" draw:caption-point-y="0.5945in">
              <dc:creator>Unknown Author</dc:creator>
              <dc:date>2024-09-08T13:59:00</dc:date>
              <text:p>10000</text:p>
              <text:p>01000</text:p>
              <text:p>00100</text:p>
              <text:p>00010</text:p>
              <text:p>00001</text:p>
            </office:annotation>
            <text:p>48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G66]+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H67]*[.G67]" office:value-type="float" office:value="20" calcext:value-type="float">
            <text:p>20</text:p>
          </table:table-cell>
          <table:table-cell table:number-columns-repeated="1637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formula="of:=(4*3*2*4*3)*10" office:value-type="float" office:value="2880" calcext:value-type="float">
            <office:annotation draw:style-name="gr4" svg:width="1.1413in" svg:height="1.6343in" svg:x="1.4055in" svg:y="11.3205in" draw:caption-point-x="-0.2402in" draw:caption-point-y="0.5945in">
              <dc:creator>Unknown Author</dc:creator>
              <dc:date>2024-09-08T14:00:00</dc:date>
              <text:p>11000 - 4</text:p>
              <text:p>01100 - 3</text:p>
              <text:p>00110 - 2</text:p>
              <text:p>00011 - 1</text:p>
            </office:annotation>
            <text:p>28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67]+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H68]*[.G68]" office:value-type="float" office:value="15" calcext:value-type="float">
            <text:p>15</text:p>
          </table:table-cell>
          <table:table-cell table:number-columns-repeated="1637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4*3*2*4*3)*15" office:value-type="float" office:value="4320" calcext:value-type="float">
            <office:annotation draw:style-name="gr5" svg:width="1.1413in" svg:height="2.4118in" svg:x="1.4055in" svg:y="11.4984in" draw:caption-point-x="-0.2402in" draw:caption-point-y="0.5945in">
              <dc:creator>Unknown Author</dc:creator>
              <dc:date>2024-09-08T14:00:00</dc:date>
              <text:p>110000 - 5</text:p>
              <text:p>011000 - 4</text:p>
              <text:p>001100 - 3</text:p>
              <text:p>000110 - 2</text:p>
              <text:p>000011 - 1</text:p>
            </office:annotation>
            <text:p>4320</text:p>
          </table:table-cell>
          <table:table-cell table:number-columns-repeated="6"/>
          <table:table-cell table:formula="of:=SUM([.I64:.I68])" office:value-type="float" office:value="70" calcext:value-type="float">
            <text:p>70</text:p>
          </table:table-cell>
          <table:table-cell table:number-columns-repeated="1637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formula="of:=(4*3*2*4*3*2)*20" office:value-type="float" office:value="11520" calcext:value-type="float">
            <office:annotation draw:style-name="gr6" svg:width="1.1413in" svg:height="3.1894in" svg:x="1.4055in" svg:y="11.676in" draw:caption-point-x="-0.2402in" draw:caption-point-y="0.5945in">
              <dc:creator>Unknown Author</dc:creator>
              <dc:date>2024-09-08T13:50:00</dc:date>
              <text:p>111000 - 4321</text:p>
              <text:p>011100 - 321</text:p>
              <text:p>001110 - 21</text:p>
              <text:p>000111 - 1</text:p>
            </office:annotation>
            <text:p>11520</text:p>
          </table:table-cell>
          <table:table-cell table:number-columns-repeated="16382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formula="of:=(4*3*2*4*3*2)*35" office:value-type="float" office:value="20160" calcext:value-type="float">
            <office:annotation draw:style-name="gr7" svg:width="1.1413in" svg:height="5.0555in" svg:x="1.4055in" svg:y="11.8539in" draw:caption-point-x="-0.2402in" draw:caption-point-y="0.5945in">
              <dc:creator>Unknown Author</dc:creator>
              <dc:date>2024-09-08T13:52:00</dc:date>
              <text:p>1111000 - 4321</text:p>
              <text:p>1011100 - 321</text:p>
              <text:p>1001110 - 21</text:p>
              <text:p>1000111 - 1</text:p>
              <text:p>0111100 - 321</text:p>
              <text:p>0101110 - 21</text:p>
              <text:p>0100111 - 1</text:p>
              <text:p>0011110 - 21</text:p>
              <text:p>0010111 - 1</text:p>
              <text:p>0001111 - 1</text:p>
            </office:annotation>
            <text:p>20160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4*3*2*4*3*2)*70" office:value-type="float" office:value="40320" calcext:value-type="float">
            <office:annotation draw:style-name="gr8" svg:width="1.1413in" svg:height="2.5673in" svg:x="1.4055in" svg:y="12.0315in" draw:caption-point-x="-0.2402in" draw:caption-point-y="0.5945in">
              <dc:creator>Unknown Author</dc:creator>
              <dc:date>2024-09-08T13:37:00</dc:date>
              <text:p>11110000 – 54321</text:p>
              <text:p>10111000 – 4321</text:p>
              <text:p>10011100 – 321</text:p>
              <text:p>10001110 – 21</text:p>
              <text:p>10000111 – 1</text:p>
              <text:p>01111000 – 4321</text:p>
              <text:p>01011100 – 321</text:p>
              <text:p>01001110 – 21</text:p>
              <text:p>01000111 – 1</text:p>
              <text:p>00111100 – 321</text:p>
              <text:p>00101110 – 21</text:p>
              <text:p>00100111 – 1</text:p>
              <text:p>00011110 – 21</text:p>
              <text:p>00010111 – 1</text:p>
              <text:p>00001111 – 1</text:p>
            </office:annotation>
            <text:p>40320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Helvetica neue" svg:font-family="'Helvetica neue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2:41:15.984000000</meta:creation-date>
    <dc:date>2024-09-08T15:18:32.607000000</dc:date>
    <meta:editing-duration>PT1H8M53S</meta:editing-duration>
    <meta:editing-cycles>1</meta:editing-cycles>
    <meta:document-statistic meta:table-count="1" meta:cell-count="268" meta:object-count="0"/>
    <meta:generator>LibreOffice/24.2.5.2$Windows_X86_64 LibreOffice_project/bffef4ea93e59bebbeaf7f431bb02b1a39ee8a59</meta:generator>
  </office:meta>
</office:document-meta>
</file>